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2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8616" calcext:value-type="float">
            <text:p>49.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376" calcext:value-type="float">
            <text:p>49.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568" calcext:value-type="float">
            <text:p>49.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6048" calcext:value-type="float">
            <text:p>49.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5088" calcext:value-type="float">
            <text:p>48.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1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0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0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2856" calcext:value-type="float">
            <text:p>45.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0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0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0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0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0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0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0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6616" calcext:value-type="float">
            <text:p>41.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200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956" calcext:value-type="float">
            <text:p>40.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9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9936" calcext:value-type="float">
            <text:p>40.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9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2504" calcext:value-type="float">
            <text:p>40.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9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23288" calcext:value-type="float">
            <text:p>40.0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9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9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61288" calcext:value-type="float">
            <text:p>39.2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9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2484" calcext:value-type="float">
            <text:p>38.7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9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6344" calcext:value-type="float">
            <text:p>38.5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9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9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8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8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8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8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25352" calcext:value-type="float">
            <text:p>36.7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8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8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3184" calcext:value-type="float">
            <text:p>36.14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8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3792" calcext:value-type="float">
            <text:p>35.67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8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27616" calcext:value-type="float">
            <text:p>35.02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8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73464" calcext:value-type="float">
            <text:p>34.5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8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15552" calcext:value-type="float">
            <text:p>34.51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7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8496" calcext:value-type="float">
            <text:p>34.4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7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7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7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9896" calcext:value-type="float">
            <text:p>30.4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7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7664" calcext:value-type="float">
            <text:p>30.0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7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376" calcext:value-type="float">
            <text:p>30.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6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NHP-FR-034</text:p>
          </table:table-cell>
          <table:table-cell office:value-type="string" calcext:value-type="string">
            <text:p>196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